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0.42cm" fo:min-width="2.341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.728cm" fo:min-width="0.7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44cm"/>
    </style:style>
    <style:style style:name="gr6" style:family="graphic" style:parent-style-name="standard">
      <style:graphic-properties draw:stroke="none" svg:stroke-color="#000000" draw:fill="none" draw:fill-color="#ffffff" fo:min-height="0.697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615cm" fo:min-width="1.345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66cm" fo:min-width="1.398cm"/>
    </style:style>
    <style:style style:name="gr9" style:family="graphic" style:parent-style-name="standard">
      <style:graphic-properties draw:fill-color="#00a0fc" draw:textarea-horizontal-align="justify" draw:textarea-vertical-align="middle" draw:auto-grow-height="false" fo:min-height="0.808cm" fo:min-width="3.169cm"/>
    </style:style>
    <style:style style:name="gr10" style:family="graphic" style:parent-style-name="standard">
      <style:graphic-properties draw:fill-color="#6666ff" draw:textarea-horizontal-align="justify" draw:textarea-vertical-align="middle" draw:auto-grow-height="false" fo:min-height="0.249cm" fo:min-width="1.309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868cm" fo:min-width="0.676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341cm" fo:min-width="1.2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1.279cm" fo:min-width="2.479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29cm" fo:min-width="1.311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.462cm" fo:min-width="1.561cm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456cm" fo:min-width="4.335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0.812cm" fo:min-width="1.1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0.436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445cm"/>
    </style:style>
    <style:style style:name="gr22" style:family="graphic" style:parent-style-name="standard">
      <style:graphic-properties draw:fill-color="#ffff99" draw:textarea-horizontal-align="justify" draw:textarea-vertical-align="middle" draw:auto-grow-height="false" fo:min-height="0.139cm" fo:min-width="1.27cm"/>
    </style:style>
    <style:style style:name="gr23" style:family="graphic" style:parent-style-name="standard">
      <style:graphic-properties draw:fill-color="#6666ff" draw:textarea-horizontal-align="justify" draw:textarea-vertical-align="middle" draw:auto-grow-height="false" fo:min-height="0.249cm" fo:min-width="1.464cm"/>
    </style:style>
    <style:style style:name="gr24" style:family="graphic" style:parent-style-name="standard">
      <style:graphic-properties draw:fill-color="#ff6600" draw:textarea-horizontal-align="justify" draw:textarea-vertical-align="middle" draw:auto-grow-height="false" fo:min-height="0.239cm" fo:min-width="0.028cm"/>
    </style:style>
    <style:style style:name="gr25" style:family="graphic" style:parent-style-name="standard">
      <style:graphic-properties draw:fill-color="#ff6600" draw:textarea-horizontal-align="justify" draw:textarea-vertical-align="middle" draw:auto-grow-height="false" fo:min-height="0.417cm" fo:min-width="0.182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972cm" fo:min-width="0.852cm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0.712cm" fo:min-width="1.6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84cm"/>
    </style:style>
    <style:style style:name="gr29" style:family="graphic" style:parent-style-name="standard">
      <style:graphic-properties draw:fill-color="#ff6600" draw:textarea-horizontal-align="justify" draw:textarea-vertical-align="middle" draw:auto-grow-height="false" fo:min-height="0.373cm" fo:min-width="0.156cm"/>
    </style:style>
    <style:style style:name="gr30" style:family="graphic" style:parent-style-name="standard">
      <style:graphic-properties draw:fill-color="#00a0fc" draw:textarea-horizontal-align="justify" draw:textarea-vertical-align="middle" draw:auto-grow-height="false" fo:min-height="0.491cm" fo:min-width="2.50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.384cm"/>
    </style:style>
    <style:style style:name="gr32" style:family="graphic" style:parent-style-name="standard">
      <style:graphic-properties draw:textarea-horizontal-align="justify" draw:textarea-vertical-align="middle" draw:auto-grow-height="false" fo:min-height="0.457cm" fo:min-width="2.398cm"/>
    </style:style>
    <style:style style:name="gr33" style:family="graphic" style:parent-style-name="standard">
      <style:graphic-properties draw:fill-color="#ffff99" draw:textarea-horizontal-align="justify" draw:textarea-vertical-align="middle" draw:auto-grow-height="false" fo:min-height="0.147cm" fo:min-width="1.685cm"/>
    </style:style>
    <style:style style:name="gr34" style:family="graphic" style:parent-style-name="standard">
      <style:graphic-properties draw:textarea-horizontal-align="justify" draw:textarea-vertical-align="middle" draw:auto-grow-height="false" fo:min-height="0.457cm" fo:min-width="2.399cm"/>
    </style:style>
    <style:style style:name="gr35" style:family="graphic" style:parent-style-name="standard">
      <style:graphic-properties draw:fill-color="#ffff99" draw:textarea-horizontal-align="justify" draw:textarea-vertical-align="middle" draw:auto-grow-height="false" fo:min-height="0.375cm" fo:min-width="1.338cm"/>
    </style:style>
    <style:style style:name="gr36" style:family="graphic" style:parent-style-name="standard">
      <style:graphic-properties draw:textarea-horizontal-align="justify" draw:textarea-vertical-align="middle" draw:auto-grow-height="false" fo:min-height="0.576cm" fo:min-width="4.098cm"/>
    </style:style>
    <style:style style:name="gr37" style:family="graphic" style:parent-style-name="standard">
      <style:graphic-properties draw:fill-color="#ffff99" draw:textarea-horizontal-align="justify" draw:textarea-vertical-align="middle" draw:auto-grow-height="false" fo:min-height="0.365cm" fo:min-width="1.338cm"/>
    </style:style>
    <style:style style:name="gr38" style:family="graphic" style:parent-style-name="standard">
      <style:graphic-properties draw:fill-color="#ffff99" draw:textarea-horizontal-align="justify" draw:textarea-vertical-align="middle" draw:auto-grow-height="false" fo:min-height="0.456cm" fo:min-width="1.074cm"/>
    </style:style>
    <style:style style:name="gr39" style:family="graphic" style:parent-style-name="standard">
      <style:graphic-properties draw:fill-color="#ffff99" draw:textarea-horizontal-align="justify" draw:textarea-vertical-align="middle" draw:auto-grow-height="false" fo:min-height="0.405cm" fo:min-width="0.864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-color="#00a0fc"/>
      <style:paragraph-properties fo:text-align="center"/>
    </style:style>
    <style:style style:name="P7" style:family="paragraph">
      <loext:graphic-properties draw:fill-color="#6666ff"/>
      <style:paragraph-properties fo:text-align="center"/>
    </style:style>
    <style:style style:name="P8" style:family="paragraph">
      <loext:graphic-properties draw:fill-color="#ff6600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41cm" svg:height="0.67cm" svg:x="3.697cm" svg:y="6.355cm">
          <text:p text:style-name="P1">end_date +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494cm" svg:height="1.956cm" svg:x="7.564cm" svg:y="5.675cm">
          <text:p text:style-name="P1">if</text:p>
          <text:p text:style-name="P1">end_date – </text:p>
          <text:p text:style-name="P1">launch_date</text:p>
          <text:p text:style-name="P1">&gt; 200 days</text:p>
          <text:p text:style-name="P1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7.546cm" svg:y1="6.675cm" svg:x2="6.538cm" svg:y2="6.659cm">
          <text:p/>
        </draw:line>
        <draw:line draw:style-name="gr4" draw:text-style-name="P3" draw:layer="layout" svg:x1="5.754cm" svg:y1="7.044cm" svg:x2="5.754cm" svg:y2="8.611cm">
          <text:p text:style-name="P1"><text:s text:c="9"/></text:p>
        </draw:line>
        <draw:frame draw:style-name="gr5" draw:text-style-name="P4" draw:layer="layout" svg:width="1.128cm" svg:height="0.894cm" svg:x="9.89cm" svg:y="6.588cm">
          <draw:text-box>
            <text:p>Yes</text:p>
          </draw:text-box>
        </draw:frame>
        <draw:frame draw:style-name="gr6" draw:text-style-name="P4" draw:layer="layout" svg:width="1.154cm" svg:height="0.947cm" draw:transform="rotate (0.00122173047639603) translate (6.83cm 6.137cm)">
          <draw:text-box>
            <text:p>No</text:p>
          </draw:text-box>
        </draw:frame>
        <draw:custom-shape draw:style-name="gr7" draw:text-style-name="P5" draw:layer="layout" svg:width="3.031cm" svg:height="0.864cm" svg:x="1.818cm" svg:y="7.866cm">
          <text:p text:style-name="P1"><text:span text:style-name="T1">end_date</text:span></text:p>
          <text:p text:style-name="P1"><text:span text:style-name="T1">max_end_da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5" draw:layer="layout" svg:width="3.119cm" svg:height="0.909cm" svg:x="10.838cm" svg:y="6.228cm">
          <text:p text:style-name="P1">launch_date, </text:p>
          <text:p text:style-name="P1">end_d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6" draw:layer="layout" svg:width="4.797cm" svg:height="1.057cm" svg:x="9.612cm" svg:y="9.043cm">
          <text:p text:style-name="P1">Lambert_problem_solv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3" draw:text-style-name="P3" draw:layer="layout" svg:x1="12.015cm" svg:y1="7.248cm" svg:x2="12.015cm" svg:y2="9.043cm">
          <text:p/>
        </draw:line>
        <draw:custom-shape draw:style-name="gr10" draw:text-style-name="P7" draw:layer="layout" svg:width="2.005cm" svg:height="0.707cm" svg:x="9.512cm" svg:y="2.016cm">
          <text:p text:style-name="P1">main()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2" draw:layer="layout" svg:width="2.35cm" svg:height="2.234cm" svg:x="10.821cm" svg:y="13.992cm">
          <text:p text:style-name="P1">If <text:span text:style-name="T1">Δ</text:span><text:span text:style-name="T2">v &lt; </text:span></text:p>
          <text:p text:style-name="P1"><text:span text:style-name="T1">Δ</text:span><text:span text:style-name="T2">v_max_limit</text:span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5" draw:layer="layout" svg:width="2.794cm" svg:height="0.59cm" svg:x="7.118cm" svg:y="14.779cm">
          <text:p text:style-name="P1"><text:span text:style-name="T1">Δ</text:span>v_max_limit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2" draw:layer="layout" svg:width="4.467cm" svg:height="1.528cm" svg:x="14.868cm" svg:y="14.297cm">
          <text:p text:style-name="P1">Boundary dates and its </text:p>
          <text:p text:style-name="P1">corresponding </text:p>
          <text:p text:style-name="P1">velocity vector</text:p>
          <text:p text:style-name="P1"><text:s/>are appended to a list 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4" draw:text-style-name="P5" draw:layer="layout" svg:width="2.977cm" svg:height="0.539cm" svg:x="15.743cm" svg:y="12.928cm">
          <text:p text:style-name="P1">vel_vec_list = [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2" draw:layer="layout" svg:width="3.134cm" svg:height="0.711cm" svg:x="8.929cm" svg:y="23.47cm">
          <text:p text:style-name="P1">print(vel_vec_list)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3" draw:text-style-name="P3" draw:layer="layout" svg:x1="17.214cm" svg:y1="15.865cm" svg:x2="17.218cm" svg:y2="17.086cm">
          <text:p/>
        </draw:line>
        <draw:line draw:style-name="gr3" draw:text-style-name="P3" draw:layer="layout" svg:x1="10.514cm" svg:y1="22.362cm" svg:x2="10.514cm" svg:y2="23.473cm">
          <text:p/>
        </draw:line>
        <draw:custom-shape draw:style-name="gr16" draw:text-style-name="P2" draw:layer="layout" svg:width="4.835cm" svg:height="0.706cm" svg:x="3.462cm" svg:y="12.136cm">
          <text:p text:style-name="P1">launch_date = launch_date + 5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302cm" svg:height="2.123cm" svg:x="4.074cm" svg:y="8.589cm">
          <text:p text:style-name="P1">If end_date&gt;= </text:p>
          <text:p text:style-name="P1">max_end_date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5.713cm" svg:y1="10.712cm" svg:x2="5.713cm" svg:y2="12.135cm">
          <text:p/>
        </draw:line>
        <draw:frame draw:style-name="gr18" draw:text-style-name="P4" draw:layer="layout" svg:width="1.061cm" svg:height="0.599cm" svg:x="4.759cm" svg:y="10.779cm">
          <draw:text-box>
            <text:p>Yes</text:p>
          </draw:text-box>
        </draw:frame>
        <draw:frame draw:style-name="gr19" draw:text-style-name="P4" draw:layer="layout" svg:width="1.061cm" svg:height="0.615cm" svg:x="10.398cm" svg:y="22.336cm">
          <draw:text-box>
            <text:p>Yes</text:p>
          </draw:text-box>
        </draw:frame>
        <draw:line draw:style-name="gr20" draw:text-style-name="P3" draw:layer="layout" svg:x1="7.324cm" svg:y1="9.635cm" svg:x2="8.769cm" svg:y2="9.667cm">
          <text:p/>
        </draw:line>
        <draw:line draw:style-name="gr3" draw:text-style-name="P3" draw:layer="layout" svg:x1="8.768cm" svg:y1="9.667cm" svg:x2="8.798cm" svg:y2="7.632cm">
          <text:p/>
        </draw:line>
        <draw:frame draw:style-name="gr21" draw:text-style-name="P4" draw:layer="layout" svg:width="1.029cm" svg:height="0.695cm" draw:transform="rotate (0.00122173047639603) translate (7.59cm 9.196cm)">
          <draw:text-box>
            <text:p>No</text:p>
          </draw:text-box>
        </draw:frame>
        <draw:custom-shape draw:style-name="gr22" draw:text-style-name="P5" draw:layer="layout" svg:width="2.81cm" svg:height="0.617cm" svg:x="4.065cm" svg:y="2.099cm">
          <text:p text:style-name="P1">end_date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5.299cm" svg:y1="4.485cm" svg:x2="5.299cm" svg:y2="6.338cm">
          <text:p/>
        </draw:line>
        <draw:line draw:style-name="gr20" draw:text-style-name="P3" draw:layer="layout" svg:x1="3.413cm" svg:y1="8.734cm" svg:x2="3.413cm" svg:y2="9.642cm">
          <text:p/>
        </draw:line>
        <draw:line draw:style-name="gr3" draw:text-style-name="P3" draw:layer="layout" svg:x1="3.413cm" svg:y1="9.642cm" svg:x2="4.094cm" svg:y2="9.642cm">
          <text:p/>
        </draw:line>
        <draw:line draw:style-name="gr3" draw:text-style-name="P3" draw:layer="layout" svg:x1="12.015cm" svg:y1="10.101cm" svg:x2="11.99cm" svg:y2="11.901cm">
          <text:p/>
        </draw:line>
        <draw:line draw:style-name="gr3" draw:text-style-name="P3" draw:layer="layout" svg:x1="12.015cm" svg:y1="12.725cm" svg:x2="12.015cm" svg:y2="14.018cm">
          <text:p/>
        </draw:line>
        <draw:line draw:style-name="gr3" draw:text-style-name="P3" draw:layer="layout" svg:x1="9.645cm" svg:y1="15.115cm" svg:x2="10.813cm" svg:y2="15.115cm">
          <text:p/>
        </draw:line>
        <draw:line draw:style-name="gr3" draw:text-style-name="P3" draw:layer="layout" svg:x1="13.172cm" svg:y1="15.105cm" svg:x2="14.868cm" svg:y2="15.112cm">
          <text:p/>
        </draw:line>
        <draw:frame draw:style-name="gr6" draw:text-style-name="P4" draw:layer="layout" svg:width="1.136cm" svg:height="0.947cm" svg:x="13.072cm" svg:y="14.605cm">
          <draw:text-box>
            <text:p>Yes</text:p>
          </draw:text-box>
        </draw:frame>
        <draw:line draw:style-name="gr3" draw:text-style-name="P3" draw:layer="layout" svg:x1="10.064cm" svg:y1="6.645cm" svg:x2="11.123cm" svg:y2="6.645cm">
          <text:p/>
        </draw:line>
        <draw:line draw:style-name="gr3" draw:text-style-name="P3" draw:layer="layout" svg:x1="10.514cm" svg:y1="2.714cm" svg:x2="10.537cm" svg:y2="3.895cm">
          <text:p/>
        </draw:line>
        <draw:line draw:style-name="gr3" draw:text-style-name="P3" draw:layer="layout" svg:x1="9.065cm" svg:y1="4.199cm" svg:x2="6.927cm" svg:y2="4.199cm">
          <text:p/>
        </draw:line>
        <draw:custom-shape draw:style-name="gr23" draw:text-style-name="P7" draw:layer="layout" svg:width="2.176cm" svg:height="0.707cm" svg:x="9.426cm" svg:y="26.963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3" draw:layer="layout" svg:x1="17.216cm" svg:y1="13.467cm" svg:x2="17.216cm" svg:y2="14.313cm">
          <text:p/>
        </draw:line>
        <draw:custom-shape draw:style-name="gr24" draw:text-style-name="P8" draw:layer="layout" svg:width="0.746cm" svg:height="0.691cm" svg:x="1.693cm" svg:y="6.335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3" draw:layer="layout" svg:x1="2.439cm" svg:y1="6.681cm" svg:x2="3.713cm" svg:y2="6.681cm">
          <text:p/>
        </draw:line>
        <draw:custom-shape draw:style-name="gr25" draw:text-style-name="P8" draw:layer="layout" svg:width="0.966cm" svg:height="0.943cm" svg:x="16.733cm" svg:y="17.138cm">
          <text:p text:style-name="P1">B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6" draw:text-style-name="P2" draw:layer="layout" svg:width="2.704cm" svg:height="2.443cm" draw:transform="skewX (0.000349065850398868) rotate (0.00610865238198015) translate (9.134cm 19.938cm)">
          <text:p text:style-name="P1">If </text:p>
          <text:p text:style-name="P1">launch_date &gt;=</text:p>
          <text:p text:style-name="P1">max_launch_date</text:p>
          <text:p text:style-name="P1">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5" draw:layer="layout" svg:width="3.538cm" svg:height="0.961cm" draw:transform="rotate (0.00610865238198015) translate (8.692cm 17.939cm)">
          <text:p text:style-name="P1">launch_date</text:p>
          <text:p text:style-name="P1">max_launch_d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3" draw:layer="layout" svg:x1="11.845cm" svg:y1="21.161cm" svg:x2="16.789cm" svg:y2="21.189cm">
          <text:p/>
        </draw:line>
        <draw:frame draw:style-name="gr28" draw:text-style-name="P4" draw:layer="layout" svg:width="1.039cm" svg:height="0.725cm" draw:transform="rotate (0.00680678408277789) translate (12.021cm 20.595cm)">
          <draw:text-box>
            <text:p>No</text:p>
          </draw:text-box>
        </draw:frame>
        <draw:line draw:style-name="gr3" draw:text-style-name="P3" draw:layer="layout" svg:x1="10.465cm" svg:y1="18.899cm" svg:x2="10.488cm" svg:y2="19.921cm">
          <text:p/>
        </draw:line>
        <draw:custom-shape draw:style-name="gr29" draw:text-style-name="P8" draw:layer="layout" svg:width="0.928cm" svg:height="0.881cm" draw:transform="rotate (0.00610865238198015) translate (16.789cm 20.719cm)">
          <text:p text:style-name="P1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0" draw:text-style-name="P3" draw:layer="layout" svg:x1="5.681cm" svg:y1="12.893cm" svg:x2="5.68cm" svg:y2="21.152cm">
          <text:p/>
        </draw:line>
        <draw:line draw:style-name="gr3" draw:text-style-name="P3" draw:layer="layout" svg:x1="5.68cm" svg:y1="21.152cm" svg:x2="9.133cm" svg:y2="21.152cm">
          <text:p/>
        </draw:line>
        <draw:custom-shape draw:style-name="gr30" draw:text-style-name="P6" draw:layer="layout" svg:width="3.926cm" svg:height="0.741cm" svg:x="8.551cm" svg:y="25.228cm">
          <text:p text:style-name="P1">Porkchop Plott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1" draw:text-style-name="P4" draw:layer="layout" svg:width="1.039cm" svg:height="0.637cm" draw:transform="rotate (0.00575958653158129) translate (11.795cm 16.5cm)">
          <draw:text-box>
            <text:p>No</text:p>
          </draw:text-box>
        </draw:frame>
        <draw:custom-shape draw:style-name="gr24" draw:text-style-name="P8" draw:layer="layout" svg:width="0.746cm" svg:height="0.691cm" svg:x="1.693cm" svg:y="3.852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3" draw:layer="layout" svg:x1="2.439cm" svg:y1="4.201cm" svg:x2="4.03cm" svg:y2="4.193cm">
          <text:p/>
        </draw:line>
        <draw:line draw:style-name="gr20" draw:text-style-name="P3" draw:layer="layout" svg:x1="12.002cm" svg:y1="16.226cm" svg:x2="12.002cm" svg:y2="17.609cm">
          <text:p/>
        </draw:line>
        <draw:line draw:style-name="gr3" draw:text-style-name="P3" draw:layer="layout" svg:x1="12.002cm" svg:y1="17.61cm" svg:x2="16.734cm" svg:y2="17.607cm">
          <text:p/>
        </draw:line>
        <draw:custom-shape draw:style-name="gr32" draw:text-style-name="P1" draw:layer="layout" svg:width="2.898cm" svg:height="0.707cm" svg:x="9.066cm" svg:y="3.87cm">
          <text:p text:style-name="P1"><text:span text:style-name="T1">Initialize launch_d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5" draw:layer="layout" svg:width="3.469cm" svg:height="0.631cm" svg:x="15.866cm" svg:y="3.909cm">
          <text:p text:style-name="P1">launch_date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6.315cm" svg:y1="4.249cm" svg:x2="11.952cm" svg:y2="4.249cm">
          <text:p/>
        </draw:line>
        <draw:custom-shape draw:style-name="gr34" draw:text-style-name="P1" draw:layer="layout" svg:width="2.899cm" svg:height="0.707cm" svg:x="4.029cm" svg:y="3.843cm">
          <text:p text:style-name="P1"><text:span text:style-name="T1">Initialize end_d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5.469cm" svg:y1="2.716cm" svg:x2="5.469cm" svg:y2="3.895cm">
          <text:p/>
        </draw:line>
        <draw:custom-shape draw:style-name="gr35" draw:text-style-name="P5" draw:layer="layout" svg:width="3.02cm" svg:height="0.624cm" svg:x="16.197cm" svg:y="9.26cm">
          <text:p text:style-name="P1">[v_x, v_y, v_z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3" draw:layer="layout" svg:x1="14.429cm" svg:y1="9.555cm" svg:x2="16.449cm" svg:y2="9.531cm">
          <text:p/>
        </draw:line>
        <draw:line draw:style-name="gr3" draw:text-style-name="P3" draw:layer="layout" svg:x1="16.905cm" svg:y1="12.386cm" svg:x2="14.311cm" svg:y2="12.386cm">
          <text:p/>
        </draw:line>
        <draw:custom-shape draw:style-name="gr36" draw:text-style-name="P1" draw:layer="layout" svg:width="4.598cm" svg:height="0.826cm" svg:x="9.712cm" svg:y="11.914cm">
          <text:p text:style-name="P1"><text:span text:style-name="T1">Δ</text:span><text:span text:style-name="T2">v = mod(</text:span>[v_x, v_y, v_z]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5" draw:layer="layout" svg:width="3.02cm" svg:height="0.614cm" svg:x="16.197cm" svg:y="12.047cm">
          <text:p text:style-name="P1">[v_x, v_y, v_z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3" draw:layer="layout" svg:x1="10.468cm" svg:y1="25.956cm" svg:x2="10.491cm" svg:y2="26.978cm">
          <text:p/>
        </draw:line>
        <draw:line draw:style-name="gr3" draw:text-style-name="P3" draw:layer="layout" svg:x1="10.47cm" svg:y1="24.192cm" svg:x2="10.493cm" svg:y2="25.214cm">
          <text:p/>
        </draw:line>
        <draw:custom-shape draw:style-name="gr38" draw:text-style-name="P5" draw:layer="layout" svg:width="2.586cm" svg:height="0.705cm" svg:x="2.576cm" svg:y="14.974cm">
          <text:p text:style-name="P1">launch_d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3" draw:layer="layout" svg:x1="3.869cm" svg:y1="14.892cm" svg:x2="3.869cm" svg:y2="12.893cm">
          <text:p/>
        </draw:line>
        <draw:custom-shape draw:style-name="gr39" draw:text-style-name="P5" draw:layer="layout" svg:width="2.24cm" svg:height="0.654cm" svg:x="14.589cm" svg:y="23.528cm">
          <text:p text:style-name="P1">vel_vec_lis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3" draw:layer="layout" svg:x1="14.825cm" svg:y1="23.824cm" svg:x2="12.113cm" svg:y2="23.8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ackground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5:12:25.050417913</meta:creation-date>
    <meta:editing-duration>PT5H9M47S</meta:editing-duration>
    <meta:editing-cycles>78</meta:editing-cycles>
    <meta:generator>LibreOffice/5.3.4.2$Linux_X86_64 LibreOffice_project/f82d347ccc0be322489bf7da61d7e4ad13fe2ff3</meta:generator>
    <dc:date>2017-07-16T19:25:01.792149084</dc:date>
    <meta:document-statistic meta:object-count="73"/>
  </office:meta>
</office:document-meta>
</file>